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Tahoma" fo:font-weight="normal" style:font-weight-asian="normal" style:font-weight-complex="normal"/>
    </style:style>
    <style:style style:name="P2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style:font-name="Corbel"/>
    </style:style>
    <style:style style:name="P3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officeooo:paragraph-rsid="00080b5a"/>
    </style:style>
    <style:style style:name="P4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officeooo:paragraph-rsid="0006abf4"/>
    </style:style>
    <style:style style:name="T1" style:family="text">
      <style:text-properties officeooo:rsid="000100a0"/>
    </style:style>
    <style:style style:name="T2" style:family="text">
      <style:text-properties fo:font-style="italic"/>
    </style:style>
    <style:style style:name="T3" style:family="text">
      <style:text-properties fo:font-variant="small-cap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ues de littérature : enjeux, méthodes et outils bibliographiques - <text:span text:style-name="T1">ressources </text:span></text:p>
      <text:p text:style-name="P2"/>
      <text:p text:style-name="P3">Akın Ateş, M., Suurmond, R., Luzzini, D., &amp; Krause, D. (2022). Order from chaos : A meta-analysis of supply chain complexity and firm performance. <text:span text:style-name="T2">Journal of Supply Chain Management</text:span>, <text:span text:style-name="T2">58</text:span>(1), 3‑30. <text:a xlink:type="simple" xlink:href="https://doi.org/10.1111/jscm.12264" text:style-name="Internet_20_link" text:visited-style-name="Visited_20_Internet_20_Link">https://doi.org/10.1111/jscm.12264</text:a></text:p>
      <text:p text:style-name="P3">Bednall, T. C., Sanders, K., &amp; Yang, H. (2022). A <text:span text:style-name="T3">meta‐analysis</text:span> on employee perceptions of human resource strength : Examining the mediating versus moderating hypotheses. <text:span text:style-name="T2">Human Resource Management</text:span>, <text:span text:style-name="T2">61</text:span>(1), 5‑20. <text:a xlink:type="simple" xlink:href="https://doi.org/10.1002/hrm.22068" text:style-name="Internet_20_link" text:visited-style-name="Visited_20_Internet_20_Link">https://doi.org/10.1002/hrm.22068</text:a></text:p>
      <text:p text:style-name="P3">Bibliothèques - Université de Montréal. (s. d.). <text:span text:style-name="T2">Synthèses des connaissances</text:span>. Consulté 11 avril 2025, à l’adresse <text:a xlink:type="simple" xlink:href="https://bib.umontreal.ca/evaluer-analyser-rediger/syntheses-connaissances" text:style-name="Internet_20_link" text:visited-style-name="Visited_20_Internet_20_Link">https://bib.umontreal.ca/evaluer-analyser-rediger/syntheses-connaissances</text:a></text:p>
      <text:p text:style-name="P3">Boness, C. L., Watts, A. L., Moeller, K. N., &amp; Sher, K. J. (2021). The Etiologic, Theory-Based, Ontogenetic Hierarchical Framework of Alcohol Use Disorder : A Translational Systematic Review of Reviews. <text:span text:style-name="T2">Psychological Bulletin</text:span>, <text:span text:style-name="T2">147</text:span>(10), 1075‑1123. <text:a xlink:type="simple" xlink:href="https://doi.org/10.1037/bul0000333" text:style-name="Internet_20_link" text:visited-style-name="Visited_20_Internet_20_Link">https://doi.org/10.1037/bul0000333</text:a></text:p>
      <text:p text:style-name="P3">Bouchard, A. (2025, février). ”#WorkInProgress : IA générative et outils de recherche de littérature académique”. <text:span text:style-name="T2">URFISTinfo</text:span>. <text:a xlink:type="simple" xlink:href="https://hal.science/hal-04960003" text:style-name="Internet_20_link" text:visited-style-name="Visited_20_Internet_20_Link">https://hal.science/hal-04960003</text:a></text:p>
      <text:p text:style-name="P3">Delgado-Quirós, L., &amp; Ortega, J. L. (2024). Completeness degree of publication metadata in eight free-access scholarly databases. <text:span text:style-name="T2">Quantitative Science Studies</text:span>, <text:span text:style-name="T2">5</text:span>(1), 31‑49. <text:a xlink:type="simple" xlink:href="https://doi.org/10.1162/qss_a_00286" text:style-name="Internet_20_link" text:visited-style-name="Visited_20_Internet_20_Link">https://doi.org/10.1162/qss_a_00286</text:a></text:p>
      <text:p text:style-name="P3"><text:soft-page-break/>Fayda-Kinik, F. S., &amp; Kirisci-Sarikaya, A. (2025). Teachers’ Emotion Regulation in the Workplace : A Comparative Systematic Review. <text:span text:style-name="T2">European Journal of Education</text:span>, <text:span text:style-name="T2">60</text:span>(2), e70060. <text:a xlink:type="simple" xlink:href="https://doi.org/10.1111/ejed.70060" text:style-name="Internet_20_link" text:visited-style-name="Visited_20_Internet_20_Link">https://doi.org/10.1111/ejed.70060</text:a></text:p>
      <text:p text:style-name="P3">Gusenbauer, M. (2021). The age of abundant scholarly information and its synthesis– A time when ‘just google it’ is no longer enough. <text:span text:style-name="T2">Research Synthesis Methods</text:span>, <text:span text:style-name="T2">12</text:span>(6), 684‑691. <text:a xlink:type="simple" xlink:href="https://doi.org/10.1002/jrsm.1520" text:style-name="Internet_20_link" text:visited-style-name="Visited_20_Internet_20_Link">https://doi.org/10.1002/jrsm.1520</text:a></text:p>
      <text:p text:style-name="P3">Gusenbauer, M. (2024). Beyond Google Scholar, Scopus, and Web of Science : An evaluation of the backward and forward citation coverage of 59 databases’ citation indices. <text:span text:style-name="T2">Research Synthesis Methods</text:span>, <text:span text:style-name="T2">15</text:span>(5), 802‑817. <text:a xlink:type="simple" xlink:href="https://doi.org/10.1002/jrsm.1729" text:style-name="Internet_20_link" text:visited-style-name="Visited_20_Internet_20_Link">https://doi.org/10.1002/jrsm.1729</text:a></text:p>
      <text:p text:style-name="P3">Gusenbauer, M., &amp; Gauster, S. P. (2025). How to search for literature in systematic reviews and meta-analyses : A comprehensive step-by-step guide. <text:span text:style-name="T2">Technological Forecasting and Social Change</text:span>, <text:span text:style-name="T2">212</text:span>, 123833. <text:a xlink:type="simple" xlink:href="https://doi.org/10.1016/j.techfore.2024.123833" text:style-name="Internet_20_link" text:visited-style-name="Visited_20_Internet_20_Link">https://doi.org/10.1016/j.techfore.2024.123833</text:a></text:p>
      <text:p text:style-name="P3">Gusenbauer, M., &amp; Haddaway, N. (2021). What every Researcher should know about Searching – Clarified Concepts, Search Advice, and an Agenda to improve Finding in Academia. <text:span text:style-name="T2">Research Synthesis Methods</text:span>, <text:span text:style-name="T2">12</text:span>(2), 136‑147. <text:a xlink:type="simple" xlink:href="https://doi.org/10.1002/jrsm.1457" text:style-name="Internet_20_link" text:visited-style-name="Visited_20_Internet_20_Link">https://doi.org/10.1002/jrsm.1457</text:a></text:p>
      <text:p text:style-name="P3">Haddaway, N. R., Bethel, A., Dicks, L. V., Koricheva, J., Macura, B., Petrokofsky, G., Pullin, A. S., Savilaakso, S., &amp; Stewart, G. B. (2020). Eight problems with literature reviews and how to fix them. <text:span text:style-name="T2">Nature Ecology &amp; Evolution</text:span>, <text:span text:style-name="T2">4</text:span>(12), 1582‑1589. <text:a xlink:type="simple" xlink:href="https://doi.org/10.1038/s41559-020-01295-x" text:style-name="Internet_20_link" text:visited-style-name="Visited_20_Internet_20_Link">https://doi.org/10.1038/s41559-020-01295-x</text:a></text:p>
      <text:p text:style-name="P3">Haddaway, N. R., Lotfi, T., &amp; Mbuagbaw, L. (2022). Systematic reviews : A glossary for public health. <text:span text:style-name="T2">Scandinavian Journal of Public Health</text:span>, <text:span text:style-name="T2">51</text:span>(1), 1‑10. <text:a xlink:type="simple" xlink:href="https://doi.org/10.1177/14034948221074998" text:style-name="Internet_20_link" text:visited-style-name="Visited_20_Internet_20_Link">https://doi.org/10.1177/14034948221074998</text:a></text:p>
      <text:p text:style-name="P3"><text:soft-page-break/>Haddaway, N. R., Rethlefsen, M. L., Davies, M., Glanville, J., McGowan, B., Nyhan, K., &amp; Young, S. (2022). A suggested data structure for transparent and repeatable reporting of bibliographic searching. <text:span text:style-name="T2">Campbell Systematic Reviews</text:span>, <text:span text:style-name="T2">18</text:span>(4), e1288. <text:a xlink:type="simple" xlink:href="https://doi.org/10.1002/cl2.1288" text:style-name="Internet_20_link" text:visited-style-name="Visited_20_Internet_20_Link">https://doi.org/10.1002/cl2.1288</text:a></text:p>
      <text:p text:style-name="P3">Haddaway, N. R., &amp; Vicente-Vicente, J. L. (2023). Fatal flaws in systematic review conduct, and how to fix them—A commentary to Rao. Et al. (2022). <text:span text:style-name="T2">Sustainable Cities and Society</text:span>, <text:span text:style-name="T2">92</text:span>, 104457. <text:a xlink:type="simple" xlink:href="https://doi.org/10.1016/j.scs.2023.104457" text:style-name="Internet_20_link" text:visited-style-name="Visited_20_Internet_20_Link">https://doi.org/10.1016/j.scs.2023.104457</text:a></text:p>
      <text:p text:style-name="P3">Haddaway, N. R., Woodcock, P., Macura, B., &amp; Collins, A. (2015). Making literature reviews more reliable through application of lessons from systematic reviews. <text:span text:style-name="T2">Conservation Biology</text:span>, <text:span text:style-name="T2">29</text:span>(6), 1596‑1605. <text:a xlink:type="simple" xlink:href="https://doi.org/10.1111/cobi.12541" text:style-name="Internet_20_link" text:visited-style-name="Visited_20_Internet_20_Link">https://doi.org/10.1111/cobi.12541</text:a></text:p>
      <text:p text:style-name="P3">Haghighi, E., Kasraei, A., Famurewa, S., Strandberg, G., Sas, G., &amp; Garmabaki, A. H. S. (2025). Climate change risks on railway infrastructure : A systematic review and analysis. <text:span text:style-name="T2">Sustainable Cities and Society</text:span>, <text:span text:style-name="T2">129</text:span>, 106504. <text:a xlink:type="simple" xlink:href="https://doi.org/10.1016/j.scs.2025.106504" text:style-name="Internet_20_link" text:visited-style-name="Visited_20_Internet_20_Link">https://doi.org/10.1016/j.scs.2025.106504</text:a></text:p>
      <text:p text:style-name="P3">Haldon-Hermoso, J., Porras-Bueno, N., &amp; Plaza-Mejía, Á. (2025). Diving into residents’ pro-tourism behaviour : A literature review. <text:span text:style-name="T2">European Journal of Tourism Research</text:span>, <text:span text:style-name="T2">40</text:span>, 4017. <text:a xlink:type="simple" xlink:href="https://doi.org/10.54055/ejtr.v40i.3636" text:style-name="Internet_20_link" text:visited-style-name="Visited_20_Internet_20_Link">https://doi.org/10.54055/ejtr.v40i.3636</text:a></text:p>
      <text:p text:style-name="P3">Hickner, A. (2023). How do search systems impact systematic searching? A qualitative study. <text:span text:style-name="T2">Journal of the Medical Library Association</text:span>, <text:span text:style-name="T2">111</text:span>(4), 774‑782. <text:a xlink:type="simple" xlink:href="https://doi.org/10.5195/jmla.2023.1647" text:style-name="Internet_20_link" text:visited-style-name="Visited_20_Internet_20_Link">https://doi.org/10.5195/jmla.2023.1647</text:a></text:p>
      <text:p text:style-name="P3">Hirt, J., Nordhausen, T., Fuerst, T., Ewald, H., &amp; Appenzeller-Herzog, C. (2024). Guidance on terminology, application, and reporting of citation searching : The TARCiS statement. <text:span text:style-name="T2">BMJ</text:span>, <text:span text:style-name="T2">385</text:span>, e078384. <text:a xlink:type="simple" xlink:href="https://doi.org/10.1136/bmj-2023-078384" text:style-name="Internet_20_link" text:visited-style-name="Visited_20_Internet_20_Link">https://doi.org/10.1136/bmj-2023-078384</text:a></text:p>
      <text:p text:style-name="P3"><text:soft-page-break/>Janka, H., Bongaerts, B., Franco, J., Escobar Liquitay, C., &amp; Metzendorf, M. (2023). <text:span text:style-name="T2">Evaluation of the performance of five deduplication tools</text:span> [Poster]. Cochrane Colloquium, London. <text:a xlink:type="simple" xlink:href="https://abstracts.cochrane.org/2023-london/evaluation-performance-five-deduplication-tools" text:style-name="Internet_20_link" text:visited-style-name="Visited_20_Internet_20_Link">https://abstracts.cochrane.org/2023-london/evaluation-performance-five-deduplication-tools</text:a></text:p>
      <text:p text:style-name="P3">Janka, H., &amp; Metzendorf, M.-I. (2024). High precision but variable recall – comparing the performance of five deduplication tools. <text:span text:style-name="T2">Journal of EAHIL</text:span>, <text:span text:style-name="T2">20</text:span>(1), 12‑17. <text:a xlink:type="simple" xlink:href="https://doi.org/10.32384/jeahil20607" text:style-name="Internet_20_link" text:visited-style-name="Visited_20_Internet_20_Link">https://doi.org/10.32384/jeahil20607</text:a></text:p>
      <text:p text:style-name="P3">Moore, E., Howson, P., Grainger, M., Teh, Y. A., &amp; Pfeifer, M. (2022). The role of participatory scenarios in ecological restoration : A systematic map protocol. <text:span text:style-name="T2">Environmental Evidence</text:span>, <text:span text:style-name="T2">11</text:span>(1), 23. <text:a xlink:type="simple" xlink:href="https://doi.org/10.1186/s13750-022-00276-w" text:style-name="Internet_20_link" text:visited-style-name="Visited_20_Internet_20_Link">https://doi.org/10.1186/s13750-022-00276-w</text:a></text:p>
      <text:p text:style-name="P3">Moore, E., Howson, P., Grainger, M., Teh, Y. A., &amp; Pfeifer, M. (2023). The role of participatory scenarios in ecological restoration : A systematic map (Google Scholar). <text:span text:style-name="T2">searchRxiv</text:span>. <text:a xlink:type="simple" xlink:href="https://doi.org/10.1079/searchRxiv.2023.00264" text:style-name="Internet_20_link" text:visited-style-name="Visited_20_Internet_20_Link">https://doi.org/10.1079/searchRxiv.2023.00264</text:a></text:p>
      <text:p text:style-name="P3">Morgan-Daniel, J., &amp; Pyche, C. (2024). Arts participation as a health behaviour : A systematic review of evidence for the roles of the arts in Non-Communicable Disease (NCD) prevention and health promotion (Google Scholar). <text:span text:style-name="T2">searchRxiv</text:span>. <text:a xlink:type="simple" xlink:href="https://doi.org/10.1079/searchRxiv.2024.00604" text:style-name="Internet_20_link" text:visited-style-name="Visited_20_Internet_20_Link">https://doi.org/10.1079/searchRxiv.2024.00604</text:a></text:p>
      <text:p text:style-name="P3">Nambiema, A., Fouquet, J., Guilloteau, J., &amp; Descatha, A. (2021). La revue systématique et autres types de revue de la littérature : Qu’est-ce que c’est, quand, comment, pourquoi ? <text:span text:style-name="T2">Archives des Maladies Professionnelles et de l’Environnement</text:span>, <text:span text:style-name="T2">82</text:span>(5), 539‑552. <text:a xlink:type="simple" xlink:href="https://doi.org/10.1016/j.admp.2021.03.004" text:style-name="Internet_20_link" text:visited-style-name="Visited_20_Internet_20_Link">https://doi.org/10.1016/j.admp.2021.03.004</text:a></text:p>
      <text:p text:style-name="P3">Nekolaichuk, E. (2025, mars 26). <text:span text:style-name="T2">Can ChatGPT write a comprehensive search strategy?</text:span> A Guide to Comprehensive Searching in the Health Sciences. <text:soft-page-break/><text:a xlink:type="simple" xlink:href="https://guides.library.utoronto.ca/c.php?g=577919&amp;p=5332074" text:style-name="Internet_20_link" text:visited-style-name="Visited_20_Internet_20_Link">https://guides.library.utoronto.ca/c.php?g=577919&amp;p=5332074</text:a></text:p>
      <text:p text:style-name="P3">Rao, N., Patil, S., Singh, C., Roy, P., Pryor, C., Poonacha, P., &amp; Genes, M. (2022). Cultivating sustainable and healthy cities : A systematic literature review of the outcomes of urban and peri-urban agriculture. <text:span text:style-name="T2">Sustainable Cities and Society</text:span>, <text:span text:style-name="T2">85</text:span>, 104063. <text:a xlink:type="simple" xlink:href="https://doi.org/10.1016/j.scs.2022.104063" text:style-name="Internet_20_link" text:visited-style-name="Visited_20_Internet_20_Link">https://doi.org/10.1016/j.scs.2022.104063</text:a></text:p>
      <text:p text:style-name="P3">Rempel, H. (2025, février 20). <text:span text:style-name="T2">Generative AI Tools for Literature Reviews</text:span>. LibGuides at Oregon State University. <text:a xlink:type="simple" xlink:href="https://guides.library.oregonstate.edu/c.php?g=1421175&amp;p=10536219" text:style-name="Internet_20_link" text:visited-style-name="Visited_20_Internet_20_Link">https://guides.library.oregonstate.edu/c.php?g=1421175&amp;p=10536219</text:a></text:p>
      <text:p text:style-name="P3">van Essen, K., Akse, M., Pelgrim, T., Prick, A.-E., &amp; Aalbers, S. (2025). Therapeutic factors and mechanisms of change in music therapy for people with late-life depression : A scoping review. <text:span text:style-name="T2">The Arts in Psychotherapy</text:span>, <text:span text:style-name="T2">93</text:span>, 102289. <text:a xlink:type="simple" xlink:href="https://doi.org/10.1016/j.aip.2025.102289" text:style-name="Internet_20_link" text:visited-style-name="Visited_20_Internet_20_Link">https://doi.org/10.1016/j.aip.2025.102289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666666" loext:opacity="100%" style:font-name="Corbel" fo:font-size="12pt" officeooo:rsid="000100a0" officeooo:paragraph-rsid="000100a0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fo:color="#666666" loext:opacity="100%" style:font-name="Corbel" fo:font-size="10pt" style:font-size-asian="10pt" style:font-size-complex="10pt"/>
    </style:style>
    <style:style style:name="MT1" style:family="text">
      <style:text-properties officeooo:rsid="000728a2"/>
    </style:style>
    <style:style style:name="MT2" style:family="text">
      <style:text-properties officeooo:rsid="00080b5a"/>
    </style:style>
    <style:style style:name="MT3" style:family="text">
      <style:text-properties officeooo:rsid="000100a0"/>
    </style:style>
    <style:page-layout style:name="Mpm1">
      <style:page-layout-properties fo:page-width="21.001cm" fo:page-height="29.7cm" style:num-format="1" style:print-orientation="portrait" fo:margin-top="2.499cm" fo:margin-bottom="2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age URFIST - <text:span text:style-name="MT1">màj : </text:span>2025-<text:span text:style-name="MT2">10</text:span>-<text:span text:style-name="MT2">08</text:span> - F. Flamerie - https://github.com/fflamerie/intro_revlit</text:p>
      </style:header>
      <style:footer>
        <text:p text:style-name="MP2"><text:span text:style-name="MT3">Page </text:span><text:bookmark-start text:name="PageNumWizard_FOOTER_Style de page par défaut1 Copie 2"/><text:page-number text:select-page="current">5</text:page-number><text:s/>/ <text:page-count>5</text:page-count><text:bookmark-end text:name="PageNumWizard_FOOTER_Style de page par défaut1 Copie 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08T07:31:57.195386700</dc:date>
    <meta:editing-duration>PT21M23S</meta:editing-duration>
    <meta:editing-cycles>6</meta:editing-cycles>
    <meta:generator>LibreOffice/25.8.1.1$Windows_X86_64 LibreOffice_project/54047653041915e595ad4e45cccea684809c77b5</meta:generator>
    <meta:document-statistic meta:table-count="0" meta:image-count="0" meta:object-count="0" meta:page-count="5" meta:paragraph-count="33" meta:word-count="905" meta:character-count="7275" meta:non-whitespace-character-count="6401"/>
  </office:meta>
</office:document-meta>
</file>